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af8b4"/>
    </style:style>
    <style:style style:name="P2" style:family="paragraph" style:parent-style-name="Standard">
      <style:text-properties officeooo:paragraph-rsid="001af8b4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af8b4"/>
    </style:style>
    <style:style style:name="P4" style:family="paragraph" style:parent-style-name="Text_20_body">
      <style:text-properties officeooo:paragraph-rsid="001af8b4"/>
    </style:style>
    <style:style style:name="P5" style:family="paragraph" style:parent-style-name="Apendex_20_1">
      <style:text-properties officeooo:paragraph-rsid="001af8b4"/>
    </style:style>
    <style:style style:name="P6" style:family="paragraph" style:parent-style-name="Apendex_20_2">
      <style:text-properties officeooo:paragraph-rsid="001af8b4"/>
    </style:style>
    <style:style style:name="P7" style:family="paragraph" style:parent-style-name="Heading_20_6">
      <style:text-properties officeooo:paragraph-rsid="001af8b4"/>
    </style:style>
    <style:style style:name="T1" style:family="text">
      <style:text-properties officeooo:rsid="01067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5">Pet peeve</text:h>
      <text:h text:style-name="P6" text:outline-level="6"><text:bookmark-start text:name="__RefHeading__3031_1062966960"/>Internet<text:bookmark-end text:name="__RefHeading__3031_1062966960"/></text:h>
      <text:p text:style-name="P4"/>
      <text:h text:style-name="P6" text:outline-level="6"><text:bookmark-start text:name="__RefHeading__3888_1179080954"/>IoT<text:bookmark-end text:name="__RefHeading__3888_1179080954"/></text:h>
      <text:p text:style-name="P2"/>
      <text:h text:style-name="P5" text:outline-level="5"><text:bookmark-start text:name="__RefHeading__2544_1519701769"/>To be Sorted<text:bookmark-end text:name="__RefHeading__2544_1519701769"/></text:h>
      <text:h text:style-name="P6" text:outline-level="6"><text:bookmark-start text:name="__RefHeading__2546_1519701769"/>Ivy: A Read/Write Peer-to-Peer File System<text:bookmark-end text:name="__RefHeading__2546_1519701769"/></text:h>
      <text:p text:style-name="P3">[lvy]</text:p>
      <text:list xml:id="list1918653742840989266" text:style-name="L1">
        <text:list-item>
          <text:p text:style-name="P1">I like the ideas, <text:span text:style-name="T1">but am not sure how they could be use in dtn environment</text:span></text:p>
        </text:list-item>
      </text:list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Apendex_20_1" style:display-name="Apendex 1" style:family="paragraph" style:parent-style-name="Heading_20_1" style:default-outline-level="5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Apendex_20_2" style:display-name="Apendex 2" style:family="paragraph" style:parent-style-name="Heading_20_2" style:default-outline-level="6" style:class="text">
      <style:text-properties style:font-weight-complex="normal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8:17:30.958329184</meta:creation-date>
    <dc:date>2016-07-12T08:18:07.489260924</dc:date>
    <dc:creator>Tom Sparks</dc:creator>
    <meta:editing-duration>P0D</meta:editing-duration>
    <meta:editing-cycles>1</meta:editing-cycles>
    <meta:document-statistic meta:table-count="0" meta:image-count="0" meta:object-count="0" meta:page-count="1" meta:paragraph-count="7" meta:word-count="31" meta:character-count="154" meta:non-whitespace-character-count="131"/>
    <meta:generator>LibreOffice/4.2.8.2$Linux_X86_64 LibreOffice_project/420m0$Build-2</meta:generator>
  </office:meta>
</office:document-meta>
</file>